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20100000139000000AEEBDF780587F0662B.png" manifest:media-type="image/png"/>
  <manifest:file-entry manifest:full-path="Pictures/100002010000036D00000195DE419D52F820ADEF.png" manifest:media-type="image/png"/>
  <manifest:file-entry manifest:full-path="Pictures/TablePreview2.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みかちゃん1" svg:font-family="みかちゃん"/>
    <style:font-face style:name="みかちゃん2" svg:font-family="みかちゃん" style:font-family-generic="decorative"/>
    <style:font-face style:name="みかちゃん-PB1" svg:font-family="みかちゃん-PB" style:font-family-generic="modern"/>
    <style:font-face style:name="みかちゃん" svg:font-family="みかちゃん" style:font-pitch="fixed"/>
    <style:font-face style:name="みかちゃん-PB" svg:font-family="みかちゃん-P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3" style:family="graphic" style:parent-style-name="standard">
      <style:graphic-properties draw:stroke="dash" draw:stroke-dash="Dashed_20__28_var_29__20_1" svg:stroke-width="0.044cm" svg:stroke-color="#bc9505" draw:fill="solid" draw:fill-color="#fff4ce"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dash" draw:stroke-dash="Dashed_20__28_var_29__20_1" svg:stroke-width="0.044cm" svg:stroke-color="#bc9505" draw:fill="solid" draw:fill-color="#fff4ce" draw:textarea-vertical-align="top" draw:auto-grow-height="false" draw:fit-to-size="false" style:shrink-to-fit="false" fo:min-height="6.449cm" fo:min-width="21.603cm" fo:padding-top="0.125cm" fo:padding-bottom="0.125cm" fo:padding-left="0.25cm" fo:padding-right="0.25cm" fo:wrap-option="wrap"/>
    </style:style>
    <style:style style:name="gr5" style:family="graphic" style:parent-style-name="standard">
      <style:graphic-properties draw:stroke="solid" svg:stroke-width="0.044cm" svg:stroke-color="#bc9505" draw:fill="solid" draw:fill-color="#ffffff" draw:textarea-vertical-align="middle" draw:auto-grow-height="false" draw:fit-to-size="false" style:shrink-to-fit="false" fo:min-height="2.459cm" fo:min-width="9.111cm" fo:padding-top="0.125cm" fo:padding-bottom="0.125cm" fo:padding-left="0.25cm" fo:padding-right="0.25cm" fo:wrap-option="wrap"/>
    </style:style>
    <style:style style:name="gr6" style:family="graphic" style:parent-style-name="standard">
      <style:graphic-properties draw:stroke="solid" svg:stroke-width="0.044cm" svg:stroke-color="#bc9505" draw:fill="solid" draw:fill-color="#ffffff" draw:textarea-vertical-align="middle" draw:auto-grow-height="false" draw:fit-to-size="false" style:shrink-to-fit="false" fo:min-height="2.353cm" fo:min-width="9.123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8" style:family="graphic" style:parent-style-name="standard">
      <style:graphic-properties draw:stroke="solid" svg:stroke-width="0.044cm" svg:stroke-color="#bc9505"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 style:family="graphic" style:parent-style-name="standard">
      <style:graphic-properties draw:stroke="solid" svg:stroke-width="0.044cm" svg:stroke-color="#bc9505" draw:fill="solid" draw:fill-color="#dae6fa" draw:textarea-vertical-align="middle" draw:auto-grow-height="false" draw:fit-to-size="false" style:shrink-to-fit="false" fo:min-height="2.813cm" fo:min-width="2.557cm" fo:padding-top="0.125cm" fo:padding-bottom="0.125cm" fo:padding-left="0.25cm" fo:padding-right="0.25cm" fo:wrap-option="wrap"/>
    </style:style>
    <style:style style:name="gr11" style:family="graphic" style:parent-style-name="standard">
      <style:graphic-properties draw:stroke="solid" svg:stroke-width="0.044cm" svg:stroke-color="#bc9505" draw:fill="solid" draw:fill-color="#dae6fa" draw:textarea-vertical-align="middle" draw:auto-grow-height="false" draw:fit-to-size="false" style:shrink-to-fit="false" fo:min-height="1.946cm" fo:min-width="2.646cm" fo:padding-top="0.125cm" fo:padding-bottom="0.125cm" fo:padding-left="0.25cm" fo:padding-right="0.25cm" fo:wrap-option="wrap"/>
    </style:style>
    <style:style style:name="gr12" style:family="graphic" style:parent-style-name="standard">
      <style:graphic-properties draw:stroke="solid" svg:stroke-width="0.044cm" svg:stroke-color="#bc9505" draw:fill="solid" draw:fill-color="#ffdf6b"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dash" draw:stroke-dash="Dashed_20__28_var_29__20_2" svg:stroke-width="0.106cm" svg:stroke-color="#000000" draw:marker-end="msArrowEnd_20_5" draw:marker-end-width="0.318cm" draw:marker-end-center="false" draw:fill="none" draw:textarea-vertical-align="top" draw:auto-grow-height="false" fo:min-height="0cm" fo:min-width="0.676cm" fo:padding-top="0.125cm" fo:padding-bottom="0.125cm" fo:padding-left="0.25cm" fo:padding-right="0.25cm" fo:wrap-option="wrap"/>
    </style:style>
    <style:style style:name="gr14" style:family="graphic" style:parent-style-name="standard">
      <style:graphic-properties draw:stroke="dash" draw:stroke-dash="Dashed_20__28_var_29__20_2" svg:stroke-width="0.106cm" svg:stroke-color="#000000" draw:marker-end="msArrowEnd_20_5" draw:marker-end-width="0.318cm" draw:marker-end-center="false" draw:fill="none" draw:textarea-vertical-align="top" draw:auto-grow-height="false" fo:min-height="0cm" fo:min-width="0.703cm" fo:padding-top="0.125cm" fo:padding-bottom="0.125cm" fo:padding-left="0.25cm" fo:padding-right="0.25cm" fo:wrap-option="wrap"/>
    </style:style>
    <style:style style:name="gr15" style:family="graphic" style:parent-style-name="standard">
      <style:graphic-properties draw:stroke="dash" draw:stroke-dash="Dashed_20__28_var_29__20_2" svg:stroke-width="0.106cm" svg:stroke-color="#000000" draw:marker-end="msArrowEnd_20_5" draw:marker-end-width="0.318cm" draw:marker-end-center="false"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35cm" svg:stroke-color="#000000" draw:marker-start="msArrowOvalEnd_20_5" draw:marker-start-width="0.21cm" draw:marker-start-center="true" draw:marker-end="msArrowOvalEnd_20_5" draw:marker-end-width="0.21cm" draw:marker-end-center="true"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false" draw:fit-to-size="false" style:shrink-to-fit="false" fo:min-height="3.636cm" fo:min-width="0.915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false" draw:fit-to-size="false" style:shrink-to-fit="false" fo:min-height="2.021cm" fo:min-width="1.552cm" fo:padding-top="0.125cm" fo:padding-bottom="0.125cm" fo:padding-left="0.25cm" fo:padding-right="0.25cm" fo:wrap-option="no-wrap"/>
    </style:style>
    <style:style style:name="gr19" style:family="graphic" style:parent-style-name="standard">
      <style:graphic-properties draw:stroke="solid" svg:stroke-width="0.044cm" svg:stroke-color="#bc9505" draw:fill="solid" draw:fill-color="#dae6fa" draw:textarea-vertical-align="middle" draw:auto-grow-height="false" draw:fit-to-size="false" style:shrink-to-fit="false" fo:min-height="1.674cm" fo:min-width="2.692cm" fo:padding-top="0.125cm" fo:padding-bottom="0.125cm" fo:padding-left="0.25cm" fo:padding-right="0.25cm" fo:wrap-option="wrap"/>
    </style:style>
    <style:style style:name="pr1" style:family="presentation" style:parent-style-name="タイトルのみ-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タイトルのみ-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タイトルのみ-notes">
      <style:graphic-properties draw:fill-color="#ffffff" fo:min-height="13.364cm"/>
    </style:style>
    <style:style style:name="pr4" style:family="presentation" style:parent-style-name="タイトルのみ-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co1" style:family="table-column">
      <style:table-column-properties style:column-width="2.441cm" style:use-optimal-column-width="false"/>
    </style:style>
    <style:style style:name="co2" style:family="table-column">
      <style:table-column-properties style:column-width="15.784cm" style:use-optimal-column-width="false"/>
    </style:style>
    <style:style style:name="co3" style:family="table-column">
      <style:table-column-properties style:column-width="4.335cm" style:use-optimal-column-width="false"/>
    </style:style>
    <style:style style:name="co4" style:family="table-column">
      <style:table-column-properties style:column-width="5.379cm" style:use-optimal-column-width="false"/>
    </style:style>
    <style:style style:name="co5" style:family="table-column">
      <style:table-column-properties style:column-width="8.299cm" style:use-optimal-column-width="false"/>
    </style:style>
    <style:style style:name="co6" style:family="table-column">
      <style:table-column-properties style:column-width="24.053cm" style:use-optimal-column-width="false"/>
    </style:style>
    <style:style style:name="ro1" style:family="table-row">
      <style:table-row-properties style:row-height="0.89cm"/>
    </style:style>
    <style:style style:name="ro2" style:family="table-row">
      <style:table-row-properties style:row-height="1.01cm"/>
    </style:style>
    <style:style style:name="ro3" style:family="table-row">
      <style:table-row-properties style:row-height="1.102cm"/>
    </style:style>
    <style:style style:name="ro4" style:family="table-row">
      <style:table-row-properties style:row-height="0.989cm"/>
    </style:style>
    <style:style style:name="ro5" style:family="table-row">
      <style:table-row-properties style:row-height="2.596cm"/>
    </style:style>
    <style:style style:name="ro6" style:family="table-row">
      <style:table-row-properties style:row-height="2.012cm"/>
    </style:style>
    <style:style style:name="ro7" style:family="table-row">
      <style:table-row-properties style:row-height="2.014cm"/>
    </style:style>
    <style:style style:name="ce1" style:family="table-cell">
      <loext:graphic-properties draw:fill="solid" draw:fill-color="#f8931d" draw:textarea-vertical-align="top" fo:padding-top="0.127cm" fo:padding-bottom="0.127cm" fo:padding-left="0.254cm" fo:padding-right="0.254cm"/>
      <style:paragraph-properties fo:border="0.48pt solid #f8931d"/>
    </style:style>
    <style:style style:name="ce2" style:family="table-cell">
      <loext:graphic-properties draw:fill="solid" draw:fill-color="#fdeee7" draw:textarea-vertical-align="top" fo:padding-top="0.127cm" fo:padding-bottom="0.127cm" fo:padding-left="0.254cm" fo:padding-right="0.254cm"/>
      <style:paragraph-properties fo:border="0.48pt solid #f8931d"/>
    </style:style>
    <style:style style:name="ce3" style:family="table-cell">
      <loext:graphic-properties draw:fill="solid" draw:fill-color="#ffffff" draw:textarea-vertical-align="top" fo:padding-top="0.127cm" fo:padding-bottom="0.127cm" fo:padding-left="0.254cm" fo:padding-right="0.254cm"/>
      <style:paragraph-properties fo:border="0.48pt solid #f8931d"/>
    </style:style>
    <style:style style:name="ce4" style:family="table-cell">
      <loext:graphic-properties draw:fill="solid" draw:fill-color="#ffca08"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5" style:family="table-cell">
      <loext:graphic-properties draw:fill="solid" draw:fill-color="#ffebcc" draw:textarea-vertical-align="top" fo:padding-top="0.127cm" fo:padding-bottom="0.127cm" fo:padding-left="0.254cm" fo:padding-right="0.254cm"/>
      <style:paragraph-properties fo:border="0.48pt solid #ffffff"/>
    </style:style>
    <style:style style:name="ce6" style:family="table-cell">
      <loext:graphic-properties draw:fill="solid" draw:fill-color="#fff5e7" draw:textarea-vertical-align="top" fo:padding-top="0.127cm" fo:padding-bottom="0.127cm" fo:padding-left="0.254cm" fo:padding-right="0.254cm"/>
      <style:paragraph-properties fo:border="0.48pt solid #ffffff"/>
    </style:style>
    <style:style style:name="P1" style:family="paragraph">
      <style:paragraph-properties fo:margin-top="0cm" fo:margin-bottom="0cm" fo:line-height="85%"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cm" fo:line-height="100%" fo:text-align="end" fo:text-indent="0cm" style:punctuation-wrap="hanging" style:writing-mode="lr-tb"/>
      <style:text-properties fo:font-size="32pt" style:font-size-asian="14pt" style:font-size-complex="14pt" fo:hyphenate="false"/>
    </style:style>
    <style:style style:name="P4" style:family="paragraph">
      <loext:graphic-properties draw:fill="none" draw:fill-color="#ffffff"/>
      <style:paragraph-properties fo:text-align="start" style:font-independent-line-spacing="true"/>
      <style:text-properties fo:font-size="32pt" style:font-size-asian="14pt" style:font-size-complex="14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32pt"/>
    </style:style>
    <style:style style:name="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solid" draw:fill-color="#fff4ce"/>
      <style:paragraph-properties fo:text-align="start" style:font-independent-line-spacing="true"/>
      <style:text-properties fo:font-size="18pt"/>
    </style:style>
    <style:style style:name="P10" style:family="paragraph">
      <loext:graphic-properties draw:fill="solid" draw:fill-color="#ffffff"/>
      <style:paragraph-properties fo:text-align="start" style:font-independent-line-spacing="true"/>
      <style:text-properties fo:font-size="18pt"/>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3" style:family="paragraph">
      <loext:graphic-properties draw:fill="solid" draw:fill-color="#dae6fa"/>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4" style:family="paragraph">
      <loext:graphic-properties draw:fill="solid" draw:fill-color="#ffdf6b"/>
      <style:paragraph-properties fo:text-align="start" style:font-independent-line-spacing="true"/>
      <style:text-properties fo:font-size="18pt"/>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404040" style:text-line-through-style="none" style:text-line-through-type="none" style:text-position="0% 100%" style:font-name="みかちゃん-PB" fo:font-size="48pt" fo:letter-spacing="-0.017cm" fo:font-style="normal" style:text-underline-style="none" fo:font-weight="normal" style:font-name-asian="みかちゃん-PB1" style:font-size-asian="48pt" style:font-style-asian="normal" style:font-weight-asian="normal" style:font-size-complex="48pt" style:font-style-complex="normal" style:font-weight-complex="normal"/>
    </style:style>
    <style:style style:name="T2" style:family="text">
      <style:text-properties fo:font-variant="normal" fo:text-transform="none" fo:color="#404040" style:text-line-through-style="none" style:text-line-through-type="none" style:text-position="0% 100%" style:font-name="みかちゃん" fo:font-size="48pt" fo:letter-spacing="-0.017cm" fo:font-style="normal" style:text-underline-style="none" fo:font-weight="normal" style:font-name-asian="みかちゃん2" style:font-size-asian="48pt" style:font-style-asian="normal" style:font-weight-asian="normal" style:font-size-complex="4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みかちゃん" fo:font-size="32pt" fo:letter-spacing="normal" fo:font-style="normal" style:text-underline-style="none" fo:font-weight="normal" style:font-name-asian="みかちゃん2" style:font-size-asian="32pt" style:font-style-asian="normal" style:font-weight-asian="normal"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みかちゃん" fo:font-size="18pt" fo:letter-spacing="normal" fo:font-style="normal" style:text-underline-style="none" fo:font-weight="bold" style:font-name-asian="みかちゃん2" style:font-size-asian="18pt" style:font-style-asian="normal" style:font-weight-asian="bold"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みかちゃん" fo:font-size="18pt" fo:letter-spacing="normal" fo:font-style="normal" style:text-underline-style="none" fo:font-weight="normal" style:font-name-asian="みかちゃん2"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25% 58%" style:font-name="みかちゃん" fo:font-size="18pt" fo:letter-spacing="normal" fo:font-style="normal" style:text-underline-style="none" fo:font-weight="normal" style:font-name-asian="みかちゃん2"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みかちゃん" fo:font-size="18pt" fo:letter-spacing="normal" fo:font-style="normal" style:text-underline-style="none" fo:font-weight="normal" style:font-name-asian="みかちゃん1"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みかちゃん" fo:font-size="20pt" fo:letter-spacing="normal" fo:font-style="normal" style:text-underline-style="none" fo:font-weight="normal" style:font-name-asian="みかちゃん1"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みかちゃん1"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name-asian="みかちゃん1" style:font-size-asian="18pt" style:font-style-asian="normal" style:font-weight-asian="bold"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みかちゃん" fo:font-size="16pt" fo:letter-spacing="normal" fo:font-style="normal" style:text-underline-style="none" fo:font-weight="normal" style:font-name-asian="みかちゃん2"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テスト設計方針」　変更履歴" draw:style-name="dp1" draw:master-page-name="タイトルのみ" presentation:presentation-page-layout-name="AL1T19">
        <draw:frame draw:name="タイトル 3" presentation:style-name="pr1" draw:text-style-name="P2" draw:layer="layout" svg:width="27.939cm" svg:height="2.36cm" svg:x="3.048cm" svg:y="0.388cm" presentation:class="title" presentation:user-transformed="true">
          <draw:text-box>
            <text:p text:style-name="P1"><text:span text:style-name="T1">「</text:span><text:span text:style-name="T2">テストの種類表</text:span><text:span text:style-name="T1">」　変更履歴</text:span></text:p>
          </draw:text-box>
        </draw:frame>
        <draw:frame draw:name="スライド番号プレースホルダー 2" presentation:style-name="pr2" draw:text-style-name="P4" draw:layer="layout" svg:width="5.03cm" svg:height="1.013cm" svg:x="26.297cm" svg:y="17.944cm" presentation:class="page-number" presentation:user-transformed="true">
          <draw:text-box>
            <text:p text:style-name="P3"><text:span text:style-name="T3"><text:page-number>&lt;番号&gt;</text:page-number></text:span></text:p>
          </draw:text-box>
        </draw:frame>
        <draw:frame draw:name="コンテンツ プレースホルダー 4" draw:style-name="standard" draw:layer="layout" svg:width="27.938cm" svg:height="5.205cm" svg:x="3.388cm" svg:y="3.338cm">
          <table:table>
            <table:table-column table:style-name="co1"/>
            <table:table-column table:style-name="co2"/>
            <table:table-column table:style-name="co3"/>
            <table:table-column table:style-name="co4"/>
            <table:table-row table:style-name="ro1" table:default-cell-style-name="ce1">
              <table:table-cell>
                <text:p text:style-name="P5"><text:span text:style-name="T4">版</text:span></text:p>
              </table:table-cell>
              <table:table-cell>
                <text:p text:style-name="P5"><text:span text:style-name="T4">内容</text:span></text:p>
              </table:table-cell>
              <table:table-cell>
                <text:p text:style-name="P5"><text:span text:style-name="T4">日付</text:span></text:p>
              </table:table-cell>
              <table:table-cell>
                <text:p text:style-name="P5"><text:span text:style-name="T4">名前</text:span></text:p>
              </table:table-cell>
            </table:table-row>
            <table:table-row table:style-name="ro2" table:default-cell-style-name="ce2">
              <table:table-cell>
                <text:p text:style-name="P5"><text:span text:style-name="T5">R01</text:span></text:p>
              </table:table-cell>
              <table:table-cell>
                <text:p text:style-name="P5"><text:span text:style-name="T5">新規作成</text:span></text:p>
              </table:table-cell>
              <table:table-cell>
                <text:p text:style-name="P5"><text:span text:style-name="T6">2017/11/12</text:span></text:p>
              </table:table-cell>
              <table:table-cell>
                <text:p text:style-name="P5"><text:span text:style-name="T5">すはら</text:span></text:p>
              </table:table-cell>
            </table:table-row>
            <table:table-row table:style-name="ro3" table:default-cell-style-name="ce3">
              <table:table-cell>
                <text:p text:style-name="P5"><text:span text:style-name="T5">R02</text:span></text:p>
              </table:table-cell>
              <table:table-cell>
                <text:p text:style-name="P5"><text:span text:style-name="T5">指摘反映</text:span></text:p>
              </table:table-cell>
              <table:table-cell>
                <text:p text:style-name="P5"><text:span text:style-name="T6">2017/12/24</text:span></text:p>
              </table:table-cell>
              <table:table-cell>
                <text:p text:style-name="P5"><text:span text:style-name="T5">おーだん</text:span></text:p>
              </table:table-cell>
            </table:table-row>
            <table:table-row table:style-name="ro3" table:default-cell-style-name="ce2">
              <table:table-cell/>
              <table:table-cell/>
              <table:table-cell/>
              <table:table-cell/>
            </table:table-row>
            <table:table-row table:style-name="ro3" table:default-cell-style-name="ce3">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テスト対象に対するテスト設計方針" draw:style-name="dp3" draw:master-page-name="タイトルのみ" presentation:presentation-page-layout-name="AL1T19">
        <draw:frame draw:name="タイトル 3" presentation:style-name="pr1" draw:text-style-name="P2" draw:layer="layout" svg:width="27.939cm" svg:height="2.36cm" svg:x="3.048cm" svg:y="0.388cm" presentation:class="title" presentation:user-transformed="true">
          <draw:text-box>
            <text:p text:style-name="P1"><text:span text:style-name="T1">テストの種類の一覧表</text:span></text:p>
          </draw:text-box>
        </draw:frame>
        <draw:frame draw:name="スライド番号プレースホルダー 2" presentation:style-name="pr2" draw:text-style-name="P4" draw:layer="layout" svg:width="5.03cm" svg:height="1.013cm" svg:x="26.297cm" svg:y="17.944cm" presentation:class="page-number" presentation:user-transformed="true">
          <draw:text-box>
            <text:p text:style-name="P3"><text:span text:style-name="T3"><text:page-number>&lt;番号&gt;</text:page-number></text:span></text:p>
          </draw:text-box>
        </draw:frame>
        <draw:custom-shape draw:name="スライド番号プレースホルダー 2" draw:style-name="gr2" draw:text-style-name="P7" draw:layer="layout" svg:width="3.644cm" svg:height="1.013cm" svg:x="27.501cm" svg:y="17.9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角丸四角形 32" draw:style-name="gr3" draw:text-style-name="P9" draw:layer="layout" svg:width="22.827cm" svg:height="4.857cm" svg:x="2.01cm" svg:y="11.907cm">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33" draw:style-name="gr4" draw:text-style-name="P9" draw:layer="layout" svg:width="22.827cm" svg:height="7.423cm" svg:x="2.01cm" svg:y="4.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34" draw:style-name="gr5" draw:text-style-name="P10" draw:layer="layout" svg:width="9.903cm" svg:height="3.001cm" svg:x="4.222cm" svg:y="4.1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35" draw:style-name="gr6" draw:text-style-name="P10" draw:layer="layout" svg:width="9.903cm" svg:height="2.883cm" svg:x="4.222cm" svg:y="8.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テキスト ボックス 46" draw:style-name="gr7" draw:text-style-name="P11" draw:layer="layout" svg:width="7.573cm" svg:height="1.098cm" svg:x="5.608cm" svg:y="5.202cm">
          <text:p text:style-name="P5"><text:span text:style-name="T8">顕在化しやすいリス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57" draw:style-name="gr7" draw:text-style-name="P11" draw:layer="layout" svg:width="6.849cm" svg:height="1.013cm" svg:x="5.663cm" svg:y="9.387cm">
          <text:p text:style-name="P8"><text:span text:style-name="T7">顕在化しにくいリス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角丸四角形 64" draw:style-name="gr8" draw:text-style-name="P10" draw:layer="layout" svg:width="9.903cm" svg:height="3.712cm" svg:x="4.222cm" svg:y="12.35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正方形/長方形 76" draw:style-name="gr9" draw:text-style-name="P11" draw:layer="layout" svg:width="4.313cm" svg:height="1.013cm" svg:x="6.93cm" svg:y="13.8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角丸四角形 81" draw:style-name="gr10" draw:text-style-name="P13" draw:layer="layout" svg:width="3.387cm" svg:height="3.393cm" svg:x="25.813cm" svg:y="4.569cm">
          <text:p text:style-name="P12"><text:span text:style-name="T9">ユーザー</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82" draw:style-name="gr11" draw:text-style-name="P13" draw:layer="layout" svg:width="3.382cm" svg:height="2.432cm" svg:x="25.818cm" svg:y="8.368cm">
          <text:p text:style-name="P12"><text:span text:style-name="T9">ＱＡ担当</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83" draw:style-name="gr12" draw:text-style-name="P14" draw:layer="layout" svg:width="8.715cm" svg:height="2.646cm" svg:x="15.33cm" svg:y="12.937cm">
          <text:p text:style-name="P12"><text:span text:style-name="T7">ユニットテスト</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84" draw:style-name="gr12" draw:text-style-name="P14" draw:layer="layout" svg:width="8.715cm" svg:height="2.185cm" svg:x="15.33cm" svg:y="8.561cm">
          <text:p text:style-name="P12"><text:span text:style-name="T7">フォールトテスト</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角丸四角形 85" draw:style-name="gr12" draw:text-style-name="P14" draw:layer="layout" svg:width="8.715cm" svg:height="2.074cm" svg:x="15.303cm" svg:y="5.211cm">
          <text:p text:style-name="P12"><text:span text:style-name="T7">ユーザーテスト</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直線矢印コネクタ 88" draw:style-name="gr13" draw:text-style-name="P15" draw:layer="layout" svg:width="1.176cm" svg:height="0.001cm" svg:x="14.126cm" svg:y="6.247cm">
          <text:p/>
          <draw:enhanced-geometry draw:mirror-horizontal="false" draw:mirror-vertical="false" svg:viewBox="0 0 21600 21600" draw:type="mso-spt32" draw:enhanced-path="M 0 0 L 21600 21600 N"/>
        </draw:custom-shape>
        <draw:custom-shape draw:name="直線矢印コネクタ 90" draw:style-name="gr14" draw:text-style-name="P15" draw:layer="layout" svg:width="1.203cm" svg:height="0.001cm" svg:x="14.126cm" svg:y="9.653cm">
          <text:p/>
          <draw:enhanced-geometry draw:mirror-horizontal="false" draw:mirror-vertical="false" svg:viewBox="0 0 21600 21600" draw:type="mso-spt32" draw:enhanced-path="M 0 0 L 21600 21600 N"/>
        </draw:custom-shape>
        <draw:custom-shape draw:name="直線矢印コネクタ 91" draw:style-name="gr15" draw:text-style-name="P15" draw:layer="layout" svg:width="1.203cm" svg:height="0.045cm" svg:x="14.126cm" svg:y="14.215cm">
          <text:p/>
          <draw:enhanced-geometry draw:mirror-horizontal="false" draw:mirror-vertical="false" svg:viewBox="0 0 21600 21600" draw:type="mso-spt32" draw:enhanced-path="M 0 0 L 21600 21600 N"/>
        </draw:custom-shape>
        <draw:line draw:name="直線コネクタ 92" draw:style-name="gr16" draw:text-style-name="P15" draw:layer="layout" svg:x1="24.018cm" svg:y1="6.248cm" svg:x2="25.812cm" svg:y2="6.266cm">
          <text:p/>
        </draw:line>
        <draw:line draw:name="直線コネクタ 94" draw:style-name="gr16" draw:text-style-name="P15" draw:layer="layout" svg:x1="24.045cm" svg:y1="9.653cm" svg:x2="25.818cm" svg:y2="9.653cm">
          <text:p/>
        </draw:line>
        <draw:custom-shape draw:name="テキスト ボックス 96" draw:style-name="gr7" draw:text-style-name="P11" draw:layer="layout" svg:width="4.948cm" svg:height="1.013cm" svg:x="6.92cm" svg:y="3cm">
          <text:p text:style-name="P8"><text:span text:style-name="T10">対処するリス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97" draw:style-name="gr7" draw:text-style-name="P11" draw:layer="layout" svg:width="4.313cm" svg:height="1.013cm" svg:x="17.412cm" svg:y="2.987cm">
          <text:p text:style-name="P8"><text:span text:style-name="T10">テストの種類</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98" draw:style-name="gr7" draw:text-style-name="P11" draw:layer="layout" svg:width="4.313cm" svg:height="1.013cm" svg:x="24.476cm" svg:y="2.922cm">
          <text:p text:style-name="P8"><text:span text:style-name="T10">テスト実施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01" draw:style-name="gr17" draw:text-style-name="P16" draw:layer="layout" svg:width="1.414cm" svg:height="3.885cm" draw:transform="skewX (0.00366519142918809) translate (2.6cm 7.4cm)">
          <text:p text:style-name="P8"><text:span text:style-name="T9">要件</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02" draw:style-name="gr18" draw:text-style-name="P16" draw:layer="layout" svg:width="2.051cm" svg:height="2.27cm" svg:x="2.261cm" svg:y="13.8cm">
          <text:p text:style-name="P8"><text:span text:style-name="T9">コード</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角丸四角形 82" draw:style-name="gr19" draw:text-style-name="P13" draw:layer="layout" svg:width="3.4cm" svg:height="2.132cm" svg:x="25.8cm" svg:y="13.168cm">
          <text:p text:style-name="P12"><text:span text:style-name="T9">開発担当</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正方形/長方形 57" draw:style-name="gr7" draw:text-style-name="P16" draw:layer="layout" svg:width="8.123cm" svg:height="1.013cm" svg:x="5.172cm" svg:y="13.8cm">
          <text:p text:style-name="P8"><text:span text:style-name="T7">開発者がミスをするリスク</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95" draw:style-name="gr16" draw:text-style-name="P15" draw:layer="layout" svg:x1="24.045cm" svg:y1="14.26cm" svg:x2="25.8cm" svg:y2="14.26cm">
          <text:p/>
        </draw:lin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テスト定義" draw:style-name="dp3" draw:master-page-name="タイトルのみ" presentation:presentation-page-layout-name="AL1T19">
        <draw:frame draw:name="タイトル 1" presentation:style-name="pr4" draw:text-style-name="P2" draw:layer="layout" svg:width="27.939cm" svg:height="2.36cm" svg:x="3.048cm" svg:y="0.388cm" presentation:class="title" presentation:user-transformed="true">
          <draw:text-box>
            <text:p text:style-name="P1"><text:span text:style-name="T1">テスト定義</text:span></text:p>
          </draw:text-box>
        </draw:frame>
        <draw:frame draw:name="スライド番号プレースホルダー 3" presentation:style-name="pr2" draw:text-style-name="P4" draw:layer="layout" svg:width="5.03cm" svg:height="1.013cm" svg:x="26.297cm" svg:y="17.944cm" presentation:class="page-number" presentation:user-transformed="true">
          <draw:text-box>
            <text:p text:style-name="P3"><text:span text:style-name="T3"><text:page-number>&lt;番号&gt;</text:page-number></text:span></text:p>
          </draw:text-box>
        </draw:frame>
        <draw:frame draw:name="表 4" draw:style-name="standard" draw:layer="layout" svg:width="32.351cm" svg:height="9.622cm" svg:x="0.921cm" svg:y="3.682cm">
          <table:table>
            <table:table-column table:style-name="co5"/>
            <table:table-column table:style-name="co6"/>
            <table:table-row table:style-name="ro4" table:default-cell-style-name="ce4">
              <table:table-cell>
                <text:p text:style-name="P5"><text:span text:style-name="T4">項目</text:span></text:p>
              </table:table-cell>
              <table:table-cell>
                <text:p text:style-name="P5"><text:span text:style-name="T4">内容</text:span></text:p>
              </table:table-cell>
            </table:table-row>
            <table:table-row table:style-name="ro5" table:default-cell-style-name="ce5">
              <table:table-cell>
                <text:p text:style-name="P5"><text:span text:style-name="T11">ユーザーテスト</text:span></text:p>
              </table:table-cell>
              <table:table-cell>
                <text:p text:style-name="P5"><text:span text:style-name="T11">コミュニティのユーザーが実施する。ユーザーの通常利用に耐えられない事象が発生しないことを確認することが目的。コミュニティのスタンスとしては、実施要否はユーザーに任せる。</text:span></text:p>
              </table:table-cell>
            </table:table-row>
            <table:table-row table:style-name="ro6" table:default-cell-style-name="ce6">
              <table:table-cell>
                <text:p text:style-name="P5"><text:span text:style-name="T11">フォールトテスト</text:span></text:p>
              </table:table-cell>
              <table:table-cell>
                <text:p text:style-name="P5"><text:span text:style-name="T11">コミュニティの</text:span><text:span text:style-name="T11">QA</text:span><text:span text:style-name="T11">担当が実施する。ユーザーの通常利用では顕在化しない、かつ、影響度が大きなリスクに対処することが目的。</text:span></text:p>
              </table:table-cell>
            </table:table-row>
            <table:table-row table:style-name="ro6" table:default-cell-style-name="ce5">
              <table:table-cell>
                <text:p text:style-name="P5"><text:span text:style-name="T11">ユニットテスト</text:span></text:p>
              </table:table-cell>
              <table:table-cell>
                <text:p text:style-name="P5"><text:span text:style-name="T11">コミュニティの開発者が実施する。コードの品質を最低限担保することが目的。</text:span></text:p>
              </table:table-cell>
            </table:table-row>
            <table:table-row table:style-name="ro7" table:default-cell-style-name="ce6">
              <table:table-cell/>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みかちゃん1" svg:font-family="みかちゃん"/>
    <style:font-face style:name="みかちゃん2" svg:font-family="みかちゃん" style:font-family-generic="decorative"/>
    <style:font-face style:name="みかちゃん-PB1" svg:font-family="みかちゃん-PB" style:font-family-generic="modern"/>
    <style:font-face style:name="みかちゃん" svg:font-family="みかちゃん" style:font-pitch="fixed"/>
    <style:font-face style:name="みかちゃん-PB" svg:font-family="みかちゃん-P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1" draw:display-name="Dashed (var) 1" draw:style="rect" draw:dots2="1" draw:dots2-length="0.176cm" draw:distance="0.132cm"/>
    <draw:stroke-dash draw:name="Dashed_20__28_var_29__20_2" draw:display-name="Dashed (var) 2" draw:style="rect" draw:dots2="1" draw:dots2-length="0.424cm" draw:distance="0.318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タイトルのみ-background" style:family="presentation">
      <style:graphic-properties draw:stroke="none" draw:fill="solid" draw:fill-color="#ffffff"/>
      <style:text-properties style:letter-kerning="true"/>
    </style:style>
    <style:style style:name="タイトルのみ-backgroundobjects" style:family="presentation">
      <style:graphic-properties draw:textarea-horizontal-align="justify" draw:shadow="hidden" draw:shadow-offset-x="0.2cm" draw:shadow-offset-y="0.2cm" draw:shadow-color="#808080"/>
      <style:text-properties style:letter-kerning="true"/>
    </style:style>
    <style:style style:name="タイトルのみ-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のみ-outline1" style:family="presentation">
      <style:graphic-properties draw:stroke="none" draw:fill="none" draw:auto-grow-height="false" draw:fit-to-size="shrink-to-fit" style:shrink-to-fit="true">
        <text:list-style style:name="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404040" style:text-outline="false" style:text-line-through-style="none" style:text-line-through-type="none" style:text-position="0% 100%" style:font-name="Calibri" fo:font-family="Calibri" fo:font-size="20pt" fo:letter-spacing="normal" fo:language="ja" fo:country="JP" fo:font-style="normal" fo:text-shadow="none" style:text-underline-style="none" fo:font-weight="normal" style:letter-kerning="true" fo:background-color="transparent" style:font-name-asian="みかちゃん1" style:font-family-asian="みかちゃん" style:font-size-asian="20pt" style:language-asian="ja" style:country-asian="JP" style:font-style-asian="normal" style:font-weight-asian="normal" style:font-name-complex="Arial Unicode MS" style:font-family-complex="'Arial Unicode MS'" style:font-family-generic-complex="system" style:font-pitch-complex="variable" style:font-size-complex="20pt" style:language-complex="ja" style:country-complex="JP" style:font-style-complex="normal" style:font-weight-complex="normal" style:text-emphasize="none" style:font-relief="none" style:text-overline-style="none" style:text-overline-color="font-color" fo:hyphenate="false"/>
    </style:style>
    <style:style style:name="タイトルのみ-outline2" style:family="presentation" style:parent-style-name="タイトルのみ-outline1">
      <style:paragraph-properties fo:margin-top="0.4cm" fo:margin-bottom="0cm" fo:line-height="90%" fo:text-align="start" style:punctuation-wrap="hanging"/>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name-asian="みかちゃん1" style:font-family-asian="みかちゃん" style:font-size-asian="14pt" style:font-style-asian="normal" style:font-weight-asian="normal" style:font-size-complex="14pt" style:font-style-complex="normal" style:font-weight-complex="normal" fo:hyphenate="false"/>
    </style:style>
    <style:style style:name="タイトルのみ-outline3" style:family="presentation" style:parent-style-name="タイトルのみ-outline2">
      <style:paragraph-properties fo:margin-top="0.3cm" fo:margin-bottom="0cm" fo:line-height="90%" fo:text-align="start" style:punctuation-wrap="hanging"/>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name-asian="みかちゃん1" style:font-family-asian="みかちゃん" style:font-size-asian="14pt" style:font-style-asian="normal" style:font-weight-asian="normal" style:font-size-complex="14pt" style:font-style-complex="normal" style:font-weight-complex="normal" fo:hyphenate="false"/>
    </style:style>
    <style:style style:name="タイトルのみ-outline4" style:family="presentation" style:parent-style-name="タイトルのみ-outline3">
      <style:paragraph-properties fo:margin-top="0.2cm" fo:margin-bottom="0cm" fo:line-height="90%" fo:text-align="start" style:punctuation-wrap="hanging"/>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name-asian="みかちゃん1" style:font-family-asian="みかちゃん" style:font-size-asian="14pt" style:font-style-asian="normal" style:font-weight-asian="normal" style:font-size-complex="14pt" style:font-style-complex="normal" style:font-weight-complex="normal" fo:hyphenate="false"/>
    </style:style>
    <style:style style:name="タイトルのみ-outline5" style:family="presentation" style:parent-style-name="タイトルのみ-outline4">
      <style:paragraph-properties fo:margin-top="0.1cm" fo:margin-bottom="0cm"/>
      <style:text-properties fo:font-size="20pt" style:font-size-asian="20pt" style:font-size-complex="20pt"/>
    </style:style>
    <style:style style:name="タイトルのみ-outline6" style:family="presentation" style:parent-style-name="タイトルのみ-outline5">
      <style:paragraph-properties fo:margin-top="0.1cm" fo:margin-bottom="0cm"/>
      <style:text-properties fo:font-size="20pt" style:font-size-asian="20pt" style:font-size-complex="20pt"/>
    </style:style>
    <style:style style:name="タイトルのみ-outline7" style:family="presentation" style:parent-style-name="タイトルのみ-outline6">
      <style:paragraph-properties fo:margin-top="0.1cm" fo:margin-bottom="0cm"/>
      <style:text-properties fo:font-size="20pt" style:font-size-asian="20pt" style:font-size-complex="20pt"/>
    </style:style>
    <style:style style:name="タイトルのみ-outline8" style:family="presentation" style:parent-style-name="タイトルのみ-outline7">
      <style:paragraph-properties fo:margin-top="0.1cm" fo:margin-bottom="0cm"/>
      <style:text-properties fo:font-size="20pt" style:font-size-asian="20pt" style:font-size-complex="20pt"/>
    </style:style>
    <style:style style:name="タイトルのみ-outline9" style:family="presentation" style:parent-style-name="タイトルのみ-outline8">
      <style:paragraph-properties fo:margin-top="0.1cm" fo:margin-bottom="0cm"/>
      <style:text-properties fo:font-size="20pt" style:font-size-asian="20pt" style:font-size-complex="20pt"/>
    </style:style>
    <style:style style:name="タイトルのみ-subtitle" style:family="presentation">
      <style:graphic-properties draw:stroke="none" draw:fill="none" draw:textarea-vertical-align="middle">
        <text:list-style style:name="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のみ-title" style:family="presentation">
      <style:graphic-properties draw:stroke="none" draw:fill="none" draw:textarea-vertical-align="middle">
        <text:list-style style:name="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ja" fo:country="JP" fo:font-style="normal" fo:text-shadow="none" style:text-underline-style="none" fo:font-weight="normal" style:letter-kerning="true" fo:background-color="transparent" style:font-name-asian="みかちゃん1" style:font-family-asian="みかちゃん" style:font-size-asian="18pt" style:language-asian="ja" style:country-asian="JP" style:font-style-asian="normal" style:font-weight-asian="normal" style:font-name-complex="Arial Unicode MS" style:font-family-complex="'Arial Unicode MS'" style:font-family-generic-complex="system" style:font-pitch-complex="variable" style:font-size-complex="18pt" style:language-complex="ja" style:country-complex="JP"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solid" draw:fill-color="#ffdf6b"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044cm" draw:fill="solid" draw:fill-color="#fff4c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18cm" svg:stroke-color="#808080" draw:fill="none" draw:textarea-horizontal-align="center" draw:textarea-vertical-align="top" draw:auto-grow-height="false" fo:padding-top="0.125cm" fo:padding-bottom="0.125cm" fo:padding-left="0.25cm" fo:padding-right="0.25cm" fo:wrap-option="wrap"/>
    </style:style>
    <style:style style:name="Mgr6" style:family="graphic" style:parent-style-name="塗りつぶしなし線なしオブジェクト">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タイトルのみ-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タイトルのみ-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3" style:family="presentation" style:parent-style-name="タイトルのみ-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タイトルのみ-backgroundobjects">
      <style:graphic-properties draw:stroke="none" draw:fill="none" draw:fill-color="#ffffff" draw:auto-grow-height="false" fo:min-height="1.485cm"/>
    </style:style>
    <style:style style:name="Mpr5" style:family="presentation" style:parent-style-name="タイトルのみ-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df6b"/>
      <style:paragraph-properties fo:text-align="start" style:font-independent-line-spacing="true"/>
      <style:text-properties fo:font-size="18pt"/>
    </style:style>
    <style:style style:name="MP6" style:family="paragraph">
      <loext:graphic-properties draw:fill="solid" draw:fill-color="#fff4ce"/>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85%"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8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8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32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3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404040" style:text-line-through-style="none" style:text-line-through-type="none" style:text-position="0% 100%" style:font-name="みかちゃん-PB" fo:font-size="48pt" fo:letter-spacing="-0.017cm" fo:font-style="normal" style:text-underline-style="none" fo:font-weight="normal" style:font-name-asian="みかちゃん-PB1" style:font-size-asian="48pt" style:font-style-asian="normal" style:font-weight-asian="normal" style:font-size-complex="4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みかちゃん1"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みかちゃん" fo:font-size="32pt" fo:letter-spacing="normal" fo:font-style="normal" style:text-underline-style="none" fo:font-weight="normal" style:font-name-asian="みかちゃん2"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タイトルのみ" style:page-layout-name="PM1" draw:style-name="Mdp1">
      <draw:custom-shape draw:name="正方形/長方形 14" draw:style-name="Mgr3" draw:text-style-name="MP5" draw:layer="backgroundobjects" svg:width="33.866cm" svg:height="2.111cm" svg:x="0cm" svg:y="17.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66cm" svg:height="0.182cm" svg:x="0cm" svg:y="16.9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2.855cm" svg:x2="31.001cm" svg:y2="2.856cm">
        <text:p/>
      </draw:line>
      <draw:frame draw:name="図 15" draw:style-name="Mgr6" draw:text-style-name="MP7" draw:layer="backgroundobjects" svg:width="3.29cm" svg:height="1.829cm" svg:x="30.179cm" svg:y="0.68cm">
        <draw:image xlink:href="Pictures/1000020100000139000000AEEBDF780587F0662B.png" xlink:type="simple" xlink:show="embed" xlink:actuate="onLoad">
          <text:p/>
        </draw:image>
      </draw:frame>
      <draw:frame draw:name="図 11" draw:style-name="Mgr6" draw:text-style-name="MP7" draw:layer="backgroundobjects" svg:width="3.624cm" svg:height="1.673cm" svg:x="0.049cm" svg:y="17.376cm">
        <draw:image xlink:href="Pictures/100002010000036D00000195DE419D52F820ADEF.png" xlink:type="simple" xlink:show="embed" xlink:actuate="onLoad">
          <text:p/>
        </draw:image>
      </draw:frame>
      <draw:frame draw:name="Title 1" presentation:style-name="Mpr1" draw:text-style-name="MP9" draw:layer="backgroundobjects" svg:width="27.939cm" svg:height="2.36cm" svg:x="3.048cm" svg:y="0.388cm" presentation:class="title" presentation:user-transformed="true">
        <draw:text-box>
          <text:p text:style-name="MP8"><text:span text:style-name="MT2">マスター タイトルの書式設定</text:span></text:p>
        </draw:text-box>
      </draw:frame>
      <draw:frame draw:name="Date Placeholder 2" presentation:style-name="Mpr2" draw:text-style-name="MP11" draw:layer="backgroundobjects" svg:width="6.866cm" svg:height="1.013cm" svg:x="3.048cm" svg:y="17.944cm" presentation:class="date-time" presentation:user-transformed="true">
        <draw:text-box>
          <text:p text:style-name="MP10"><text:span text:style-name="MT3"><text:date style:data-style-name="D1" text:date-value="2017-12-25">12/25/17</text:date></text:span></text:p>
        </draw:text-box>
      </draw:frame>
      <draw:frame draw:name="Footer Placeholder 3" presentation:style-name="Mpr2" draw:text-style-name="MP11" draw:layer="backgroundobjects" svg:width="13.396cm" svg:height="1.013cm" svg:x="10.32cm" svg:y="16.888cm" presentation:class="footer" presentation:user-transformed="true">
        <draw:text-box>
          <text:p/>
        </draw:text-box>
      </draw:frame>
      <draw:frame draw:name="Slide Number Placeholder 4" presentation:style-name="Mpr3" draw:text-style-name="MP13" draw:layer="backgroundobjects" svg:width="5.03cm" svg:height="1.013cm" svg:x="26.297cm" svg:y="17.944cm" presentation:class="page-number" presentation:user-transformed="true">
        <draw:text-box>
          <text:p text:style-name="MP12"><text:span text:style-name="MT4"><text:page-number>&lt;番号&gt;</text:page-number></text:span></text:p>
        </draw:text-box>
      </draw:frame>
      <draw:frame presentation:style-name="タイトルのみ-outline1" draw:layer="backgroundobjects" svg:width="30.479cm" svg:height="11.048cm" svg:x="1.693cm" svg:y="4.457cm" presentation:class="outline" presentation:placeholder="true">
        <draw:text-box/>
      </draw:frame>
      <presentation:notes style:page-layout-name="PM0">
        <draw:page-thumbnail presentation:style-name="タイトルのみ-title" draw:layer="backgroundobjects" svg:width="14.848cm" svg:height="11.136cm" svg:x="3.075cm" svg:y="2.257cm" presentation:class="page"/>
        <draw:frame presentation:style-name="タイトルのみ-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テスト設計コンテスト’16発表資料</dc:title>
    <meta:initial-creator>てすにゃんRev2</meta:initial-creator>
    <meta:editing-cycles>479</meta:editing-cycles>
    <meta:creation-date>2015-08-30T12:58:51</meta:creation-date>
    <dc:date>2017-12-25T21:56:57.262000000</dc:date>
    <meta:editing-duration>P22DT22H23M25S</meta:editing-duration>
    <meta:generator>LibreOffice/5.4.4.2$Windows_X86_64 LibreOffice_project/2524958677847fb3bb44820e40380acbe820f960</meta:generator>
    <meta:document-statistic meta:object-count="67"/>
    <meta:user-defined meta:name="AppVersion">15.0000</meta:user-defined>
    <meta:user-defined meta:name="HiddenSlides" meta:value-type="float">1</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ワイド画面</meta:user-defined>
    <meta:user-defined meta:name="ScaleCrop" meta:value-type="boolean">false</meta:user-defined>
    <meta:user-defined meta:name="ShareDoc" meta:value-type="boolean">false</meta:user-defined>
    <meta:user-defined meta:name="Slides" meta:value-type="float">3</meta:user-defined>
    <meta:template xlink:type="simple" xlink:actuate="onRequest" xlink:title="Retrospect" xlink:href=""/>
  </office:meta>
</office:document-meta>
</file>